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)" office:value-type="float" office:value="99200">
            <text:p>992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2700">
            <text:p>327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number-columns-repeated="2"/>
          <table:table-cell table:style-name="ce2" table:formula="of:=SUM([.B59:.F59])" office:value-type="float" office:value="21300">
            <text:p>21300</text:p>
          </table:table-cell>
          <table:table-cell table:formula="of:=SUM([.B82:.F82])" office:value-type="float" office:value="1067.28070175439">
            <text:p>1067.280701754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712.280701754386">
            <text:p>712.280701754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82:.F82])" office:value-type="float" office:value="1067.28070175439">
            <text:p>1067.280701754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688.333333333333">
            <text:p>688.3333333333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067.28070175439">
            <text:p>1067.280701754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B82])" office:value-type="float" office:value="355">
            <text:p>355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067.28070175439">
            <text:p>10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712.280701754386">
            <text:p>712.280701754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067.28070175439">
            <text:p>1067.280701754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067.28070175439">
            <text:p>1067.280701754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9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1])" office:value-type="float" office:value="21300">
            <text:p>213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10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0T10:44:56</dc:date>
    <meta:editing-duration>P6DT9H21M18S</meta:editing-duration>
    <meta:editing-cycles>2268</meta:editing-cycles>
    <meta:generator>OpenOffice/4.1.1$Unix OpenOffice.org_project/411m6$Build-9775</meta:generator>
    <dc:creator>Hasmik Dabaghyan</dc:creator>
    <meta:document-statistic meta:table-count="13" meta:cell-count="5543" meta:object-count="0"/>
  </office:meta>
</office:document-meta>
</file>